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5in" style:auto-text-indent="true"/>
      <style:text-properties officeooo:rsid="001de4f0" officeooo:paragraph-rsid="001de4f0"/>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5in" style:auto-text-indent="true"/>
      <style:text-properties officeooo:rsid="001de4f0" officeooo:paragraph-rsid="001de4f0"/>
    </style:style>
    <style:style style:name="P3" style:family="paragraph" style:parent-style-name="Standard">
      <loext:graphic-properties draw:fill-gradient-name="gradient" draw:fill-hatch-name="hatch"/>
      <style:paragraph-properties fo:margin-left="0in" fo:margin-right="0in" fo:line-height="200%" fo:text-align="center" style:justify-single-word="false" fo:text-indent="0.5in" style:auto-text-indent="true"/>
      <style:text-properties fo:font-style="italic" officeooo:rsid="001de4f0" officeooo:paragraph-rsid="001de4f0"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ue Worship - 1 Peter 1:8-9</text:p>
      <text:p text:style-name="P3">Though you have not seen him, you love him. Though you do not now see him, you believe in him and rejoice with joy that is inexpressible and filled with glory, obtaining the outcome of your faith, the salvation of your souls.</text:p>
      <text:p text:style-name="P2">Most faiths in this world will acknowledge an object to focus their prayer and faith upon. For Muslims it is Mecca, for the Jews it is the Wailing Wall, for Buddhists it is the animals and things of nature, and the Hindu’s the same. Christians are different. Yes we have things like the cross <text:s/>or some other ornament that some can focus on, but we are told not to do that. The cross was just wood, and an ornament has no value, only that which we place value upon it. For the Christian our true value comes from the Word’s of Almighty God and His promises that time and time again have come to pass.</text:p>
      <text:p text:style-name="P2">Christians do not have an image of God. In fact we are told such images are strictly forbidden. Why is it that the rest of the worlds faith have images? Is it because our nature wants to worship tangible things. Things we can touch, taste and feel. It is our fallen nature that hides the fact that the only way to truly worship is in Spirit and in Truth. Our Faith has not face that we can touch or image that we shall worship, but our Faith is real and came down from Heaven over two thousand years ago to take away the sins of the world.</text:p>
      <text:p text:style-name="P2">If you sit and really think about it, Christianity is really the different religion from the rest. We are the oddballs, that say works will not get you there, money will not get you there, only faith in the One who has already paid it all is the way to Salvation. There is a reason that most other religions want you to submit to humanity, while Christianity says submit unto the Father. </text:p>
      <text:p text:style-name="P2">We cannot see feel or touch Jesus, we cannot behold His true majesty or it would kill us. We can, however, love Him completely, and worship Him fully if He indwells within us. Let us this week rebel against the worlds religions by truly worshiping the True God in Spirit and in Truth.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20:16:24.704490948</meta:creation-date>
    <dc:date>2022-03-12T20:27:22.082709866</dc:date>
    <meta:editing-duration>PT37S</meta:editing-duration>
    <meta:editing-cycles>1</meta:editing-cycles>
    <meta:document-statistic meta:table-count="0" meta:image-count="0" meta:object-count="0" meta:page-count="1" meta:paragraph-count="6" meta:word-count="395" meta:character-count="2064" meta:non-whitespace-character-count="1672"/>
    <meta:generator>LibreOffice/7.2.5.2.0$Linux_X86_64 LibreOffice_project/20$Build-2</meta:generator>
  </office:meta>
</office:document-meta>
</file>